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98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37mm"/>
    </style:style>
    <style:style style:name="co9" style:family="table-column">
      <style:table-column-properties fo:break-before="auto" style:column-width="37.9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99e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18a30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7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d4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/>
          <table:table-cell table:style-name="ce3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2];&quot; mates with &quot;;[.D2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+5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+50V</text:p>
          </table:table-cell>
          <table:table-cell table:number-columns-repeated="2"/>
          <table:table-cell table:formula="of:=CONCATENATE(&quot;Pin &quot;;[.A3];&quot; mates with &quot;;[.D3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4];&quot; mates with &quot;;[.D4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+50V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+50V</text:p>
          </table:table-cell>
          <table:table-cell table:number-columns-repeated="2"/>
          <table:table-cell table:formula="of:=CONCATENATE(&quot;Pin &quot;;[.A5];&quot; mates with &quot;;[.D5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6];&quot; mates with &quot;;[.D6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+50V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+50V</text:p>
          </table:table-cell>
          <table:table-cell table:number-columns-repeated="2"/>
          <table:table-cell table:formula="of:=CONCATENATE(&quot;Pin &quot;;[.A7];&quot; mates with &quot;;[.D7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8];&quot; mates with &quot;;[.D8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BI_DA+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BI_DA-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formula="of:=CONCATENATE(&quot;Pin &quot;;[.A9];&quot; mates with &quot;;[.D9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I_DB+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BI_DB-</text:p>
          </table:table-cell>
          <table:table-cell table:style-name="ce22" office:value-type="float" office:value="6" calcext:value-type="float">
            <text:p>6</text:p>
          </table:table-cell>
          <table:table-cell/>
          <table:table-cell table:formula="of:=CONCATENATE(&quot;Pin &quot;;[.A10];&quot; mates with &quot;;[.D10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BI_DC+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BI_DC-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CONCATENATE(&quot;Pin &quot;;[.A11];&quot; mates with &quot;;[.D11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BI_DD+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BI_DD-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table:formula="of:=CONCATENATE(&quot;Pin &quot;;[.A12];&quot; mates with &quot;;[.D12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 table:number-rows-repeated="2">
          <table:table-cell table:style-name="Default"/>
          <table:table-cell/>
          <table:table-cell table:style-name="ce13"/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Note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4" table:number-rows-spanned="6">
            <text:p>This electrical connector is designed to be fully non-gendered. <text:s/>The polarity of ethernet twisted pairs is reversed during normal operation, but the ethernet controller compensates for this.</text:p>
          </table:table-cell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ce13"/>
          <table:table-cell table:style-name="ce13"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2"/>
          <table:covered-table-cell table:style-name="ce14"/>
          <table:table-cell table:style-name="ce20"/>
          <table:table-cell table:style-name="ce14"/>
          <table:table-cell table:style-name="ce13"/>
          <table:table-cell table:number-columns-repeated="2"/>
        </table:table-row>
        <table:table-row table:style-name="ro2">
          <table:covered-table-cell table:style-name="Default"/>
          <table:covered-table-cell table:number-columns-repeated="2"/>
          <table:covered-table-cell table:style-name="ce14"/>
          <table:table-cell table:style-name="ce14" table:number-columns-repeated="3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20"/>
          <table:table-cell table:style-name="ce14"/>
          <table:table-cell table:style-name="ce20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ce20"/>
          <table:table-cell table:style-name="ce14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20"/>
          <table:table-cell table:style-name="ce14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4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20"/>
          <table:table-cell table:style-name="ce14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ce20"/>
          <table:table-cell table:style-name="ce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00-00-00</text:date>, <text:time style:data-style-name="N2" text:time-value="17:42:06.322590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07-13T18:43:25.688557018</dc:date>
    <dc:creator>Rachel </dc:creator>
    <meta:editing-duration>PT53M43S</meta:editing-duration>
    <meta:editing-cycles>6</meta:editing-cycles>
    <meta:generator>LibreOffice/5.1.6.2$Linux_X86_64 LibreOffice_project/10m0$Build-2</meta:generator>
    <meta:document-statistic meta:table-count="1" meta:cell-count="72" meta:object-count="0"/>
  </office:meta>
</office:document-meta>
</file>